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4pt" fo:font-weight="bold" style:font-size-asian="3.5pt" style:font-weight-asian="bold" style:font-size-complex="4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0.1874in"/>
        </style:tab-stops>
      </style:paragraph-properties>
      <style:text-properties style:font-name="Calibri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text-properties fo:font-size="11pt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style:font-name="Calibri" fo:font-size="9pt" fo:font-weight="bold" style:font-size-asian="7.84999990463257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color="#000000" style:font-name="Calibri" fo:font-size="6pt" fo:font-weight="bold" fo:background-color="transparent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center" style:justify-single-word="false" fo:background-color="#ebf4eb" fo:padding="0.0291in" fo:border-left="none" fo:border-right="none" fo:border-top="none" fo:border-bottom="0.06pt solid #000000" style:join-border="false">
        <style:background-image/>
      </style:paragraph-properties>
      <style:text-properties fo:color="#1c2b00" style:font-name="Calibri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background-color="#c8dcc8" fo:padding="0.0291in" fo:border-left="none" fo:border-right="none" fo:border-top="none" fo:border-bottom="0.06pt solid #000000" style:join-border="false">
        <style:background-image/>
      </style:paragraph-properties>
      <style:text-properties fo:color="#1c2b00" style:font-name="Calibri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2311in" fo:margin-right="0.198in" fo:text-align="end" style:justify-single-word="false" fo:text-indent="0in" style:auto-text-indent="false">
        <style:tab-stops>
          <style:tab-stop style:position="0.1874in"/>
        </style:tab-stops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 fo:background-color="#a0c8a0" fo:padding="0.0291in" fo:border-left="none" fo:border-right="none" fo:border-top="none" fo:border-bottom="0.06pt solid #000000" style:join-border="false">
        <style:background-image/>
      </style:paragraph-properties>
      <style:text-properties fo:color="#1c2b00" style:font-name="Calibri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 fo:background-color="#ffffff" fo:padding="0.0291in" fo:border-left="none" fo:border-right="none" fo:border-top="none" fo:border-bottom="0.06pt solid #000000" style:join-border="false">
        <style:background-image/>
      </style:paragraph-properties>
      <style:text-properties fo:color="#ffffff" style:font-name="Calibri" fo:font-size="6pt" fo:font-weight="bold" style:font-size-asian="6pt" style:font-weight-asian="bold" style:font-size-complex="6pt" style:font-weight-complex="bold"/>
    </style:style>
    <style:style style:name="P13" style:family="paragraph" style:parent-style-name="Standard">
      <style:paragraph-properties fo:margin-left="0.2602in" fo:margin-right="0.1965in" fo:text-align="start" style:justify-single-word="false" fo:text-indent="0in" style:auto-text-indent="false">
        <style:tab-stops/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2602in" fo:margin-right="0.1965in" fo:text-align="start" style:justify-single-word="false" fo:text-indent="0in" style:auto-text-indent="false">
        <style:tab-stops/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.2398in" fo:margin-right="0.1965in" fo:text-align="end" style:justify-single-word="false" fo:text-indent="0in" style:auto-text-indent="false">
        <style:tab-stops>
          <style:tab-stop style:position="0.1874in"/>
        </style:tab-stops>
      </style:paragraph-properties>
      <style:text-properties style:font-name="Calibri"/>
    </style:style>
    <style:style style:name="P16" style:family="paragraph" style:parent-style-name="Standard">
      <style:paragraph-properties fo:margin-left="0.2398in" fo:margin-right="0.1965in" fo:text-align="end" style:justify-single-word="false" fo:text-indent="0in" style:auto-text-indent="false">
        <style:tab-stops>
          <style:tab-stop style:position="0.1874in"/>
        </style:tab-stops>
      </style:paragraph-properties>
      <style:text-properties style:font-name="Calibri" fo:font-size="6pt" style:text-underline-style="solid" style:text-underline-width="auto" style:text-underline-color="font-color" fo:font-weight="bold" style:font-size-asian="5.25pt" style:font-weight-asian="bold" style:font-size-complex="6pt" style:font-weight-complex="bold"/>
    </style:style>
    <style:style style:name="P17" style:family="paragraph" style:parent-style-name="Standard">
      <style:paragraph-properties fo:text-align="center" style:justify-single-word="false" fo:background-color="transparent" fo:padding="0.0291in" fo:border-left="none" fo:border-right="none" fo:border-top="none" fo:border-bottom="0.06pt solid #000000" style:join-border="false">
        <style:background-image/>
      </style:paragraph-properties>
      <style:text-properties style:font-name="Calibri" fo:font-size="6pt" fo:font-weight="bold" style:font-size-asian="6pt" style:font-weight-asian="bold" style:font-size-complex="6pt" style:font-weight-complex="bold"/>
    </style:style>
    <style:style style:name="P18" style:family="paragraph" style:parent-style-name="Standard">
      <style:paragraph-properties fo:margin-left="0.2189in" fo:margin-right="0.198in" fo:text-align="end" style:justify-single-word="false" fo:text-indent="0in" style:auto-text-indent="false">
        <style:tab-stops>
          <style:tab-stop style:position="0.2957in"/>
        </style:tab-stops>
      </style:paragraph-properties>
    </style:style>
    <style:style style:name="P19" style:family="paragraph" style:parent-style-name="Standard">
      <style:paragraph-properties fo:margin-left="0.2709in" fo:margin-right="0.198in" fo:text-align="end" style:justify-single-word="false" fo:text-indent="0in" style:auto-text-indent="false">
        <style:tab-stops>
          <style:tab-stop style:position="0.2957in"/>
        </style:tab-stops>
      </style:paragraph-properties>
    </style:style>
    <style:style style:name="P20" style:family="paragraph" style:parent-style-name="Standard">
      <style:paragraph-properties fo:text-align="center" style:justify-single-word="false" fo:background-color="#dcebdc" fo:padding="0.0291in" fo:border-left="none" fo:border-right="none" fo:border-top="none" fo:border-bottom="0.06pt solid #000000" style:join-border="false">
        <style:background-image/>
      </style:paragraph-properties>
      <style:text-properties fo:color="#000000" style:font-name="Calibri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.2602in" fo:margin-right="0.052in" fo:text-align="start" style:justify-single-word="false" fo:text-indent="0in" style:auto-text-indent="false">
        <style:tab-stops/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2571in" fo:margin-right="0.1965in" fo:text-align="start" style:justify-single-word="false" fo:text-indent="0in" style:auto-text-indent="false">
        <style:tab-stops/>
      </style:paragraph-properties>
      <style:text-properties style:font-name="Calibri" fo:font-size="11pt" style:text-underline-style="none" fo:font-weight="bold" style:font-size-asian="9.60000038146973pt" style:font-weight-asian="bold" style:font-size-complex="11pt" style:font-weight-complex="bold"/>
    </style:style>
    <style:style style:name="P23" style:family="paragraph" style:parent-style-name="Standard">
      <style:paragraph-properties fo:text-align="center" style:justify-single-word="false" fo:background-color="#d2e6d2" fo:padding="0.0291in" fo:border-left="none" fo:border-right="none" fo:border-top="none" fo:border-bottom="0.06pt solid #000000" style:join-border="false">
        <style:background-image/>
      </style:paragraph-properties>
      <style:text-properties fo:color="#1c2b00" style:font-name="Calibri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 fo:background-color="#bed7be" fo:padding="0.0291in" fo:border-left="none" fo:border-right="none" fo:border-top="none" fo:border-bottom="0.06pt solid #000000" style:join-border="false">
        <style:background-image/>
      </style:paragraph-properties>
      <style:text-properties fo:color="#1c2b00" style:font-name="Calibri"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 fo:background-color="#afcdaf" fo:padding="0.0291in" fo:border-left="none" fo:border-right="none" fo:border-top="none" fo:border-bottom="0.06pt solid #000000" style:join-border="false">
        <style:background-image/>
      </style:paragraph-properties>
      <style:text-properties fo:color="#1c2b00" style:font-name="Calibri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.4689in" fo:margin-right="0in" fo:text-align="start" style:justify-single-word="false" fo:text-indent="-0.25in" style:auto-text-indent="false">
        <style:tab-stops>
          <style:tab-stop style:position="-0.0626in"/>
        </style:tab-stops>
      </style:paragraph-properties>
      <style:text-properties style:font-name="Calibri" fo:font-size="9pt" fo:font-weight="normal" style:font-size-asian="7.84999990463257pt" style:font-weight-asian="normal" style:font-size-complex="9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 style:list-style-name="L4">
      <style:paragraph-properties fo:text-align="start" style:justify-single-word="false">
        <style:tab-stops>
          <style:tab-stop style:position="-0.0728in"/>
        </style:tab-stops>
      </style:paragraph-properties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 style:list-style-name="L4">
      <style:paragraph-properties fo:text-align="start" style:justify-single-word="false">
        <style:tab-stops>
          <style:tab-stop style:position="-0.0835in"/>
        </style:tab-stops>
      </style:paragraph-properties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 style:list-style-name="L4">
      <style:paragraph-properties fo:text-align="start" style:justify-single-word="false">
        <style:tab-stops>
          <style:tab-stop style:position="-0.0835in"/>
        </style:tab-stops>
      </style:paragraph-properties>
      <style:text-properties style:font-name="Calibri" fo:font-size="11pt" fo:font-weight="normal" officeooo:paragraph-rsid="001097fb" style:font-size-asian="11pt" style:font-weight-asian="normal" style:font-size-complex="11pt" style:font-weight-complex="normal"/>
    </style:style>
    <style:style style:name="P31" style:family="paragraph" style:parent-style-name="Standard" style:list-style-name="L7">
      <style:paragraph-properties fo:text-align="start" style:justify-single-word="false">
        <style:tab-stops>
          <style:tab-stop style:position="-0.0835in"/>
        </style:tab-stops>
      </style:paragraph-properties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32" style:family="paragraph" style:parent-style-name="Standard" style:list-style-name="L7">
      <style:paragraph-properties fo:text-align="start" style:justify-single-word="false">
        <style:tab-stops>
          <style:tab-stop style:position="-0.0835in"/>
        </style:tab-stops>
      </style:paragraph-properties>
      <style:text-properties style:font-name="Calibri" fo:font-size="11pt" fo:font-weight="normal" officeooo:rsid="000f9167" officeooo:paragraph-rsid="000f9167" style:font-size-asian="11pt" style:font-weight-asian="normal" style:font-size-complex="11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Calibr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Calibri" fo:font-size="11pt" fo:font-style="normal" fo:font-weight="normal" officeooo:rsid="000f9167" officeooo:paragraph-rsid="000f9167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 style:list-style-name="L7">
      <style:paragraph-properties fo:text-align="start" style:justify-single-word="false">
        <style:tab-stops>
          <style:tab-stop style:position="-0.0835in"/>
        </style:tab-stops>
      </style:paragraph-properties>
      <style:text-properties style:font-name="Calibri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 style:list-style-name="L5">
      <style:paragraph-properties fo:text-align="start" style:justify-single-word="false">
        <style:tab-stops>
          <style:tab-stop style:position="-0.0728in"/>
        </style:tab-stops>
      </style:paragraph-properties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37" style:family="paragraph" style:parent-style-name="Standard" style:list-style-name="L7">
      <style:paragraph-properties fo:text-align="start" style:justify-single-word="false">
        <style:tab-stops>
          <style:tab-stop style:position="-0.0835in"/>
        </style:tab-stops>
      </style:paragraph-properties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1pt" style:font-size-asian="11pt" style:font-size-complex="11pt"/>
    </style:style>
    <style:style style:name="P39" style:family="paragraph" style:parent-style-name="Standard" style:list-style-name="L4">
      <style:paragraph-properties fo:text-align="start" style:justify-single-word="false">
        <style:tab-stops>
          <style:tab-stop style:position="-0.0728in"/>
        </style:tab-stops>
      </style:paragraph-properties>
    </style:style>
    <style:style style:name="P40" style:family="paragraph" style:parent-style-name="Standard" style:list-style-name="L4">
      <style:paragraph-properties fo:text-align="start" style:justify-single-word="false">
        <style:tab-stops>
          <style:tab-stop style:position="-0.0835in"/>
        </style:tab-stops>
      </style:paragraph-properties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center" style:justify-single-word="false"/>
      <style:text-properties officeooo:paragraph-rsid="001097fb"/>
    </style:style>
    <style:style style:name="P42" style:family="paragraph" style:parent-style-name="Standard">
      <style:text-properties officeooo:paragraph-rsid="001097fb"/>
    </style:style>
    <style:style style:name="P43" style:family="paragraph" style:parent-style-name="Standard">
      <style:text-properties style:font-name="Calibri" officeooo:paragraph-rsid="001097fb"/>
    </style:style>
    <style:style style:name="P44" style:family="paragraph" style:parent-style-name="Standard" style:list-style-name="L2">
      <style:paragraph-properties fo:margin-left="0.2709in" fo:margin-right="0in" fo:text-align="start" style:justify-single-word="false" fo:text-indent="-0.25in" style:auto-text-indent="false">
        <style:tab-stops/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margin-left="0.2311in" fo:margin-right="0.1965in" fo:text-align="end" style:justify-single-word="false" fo:text-indent="0in" style:auto-text-indent="false">
        <style:tab-stops>
          <style:tab-stop style:position="0.2957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46" style:family="paragraph" style:parent-style-name="Standard" style:list-style-name="L3">
      <style:paragraph-properties fo:margin-left="0.2311in" fo:margin-right="0.1965in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47" style:family="paragraph" style:parent-style-name="Standard" style:list-style-name="L3">
      <style:paragraph-properties fo:margin-left="0.2311in" fo:margin-right="0.1965in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style:font-name="Calibri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 style:list-style-name="L3">
      <style:paragraph-properties fo:margin-left="0.2311in" fo:margin-right="0.1965in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 style:list-style-name="L4">
      <style:paragraph-properties fo:margin-left="0.4063in" fo:margin-right="0in" fo:text-align="start" style:justify-single-word="false" fo:text-indent="-0.1772in" style:auto-text-indent="false">
        <style:tab-stops>
          <style:tab-stop style:position="-0.0102in"/>
        </style:tab-stops>
      </style:paragraph-properties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50" style:family="paragraph" style:parent-style-name="Standard" style:list-style-name="L6">
      <style:paragraph-properties fo:margin-left="0.2571in" fo:margin-right="0.1965in" fo:text-align="end" style:justify-single-word="false" fo:text-indent="0in" style:auto-text-indent="false">
        <style:tab-stops/>
      </style:paragraph-properties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51" style:family="paragraph" style:parent-style-name="Standard" style:list-style-name="L8">
      <style:paragraph-properties fo:margin-left="0.2571in" fo:margin-right="0.1965in" fo:text-align="end" style:justify-single-word="false" fo:text-indent="0in" style:auto-text-indent="false">
        <style:tab-stops/>
      </style:paragraph-properties>
      <style:text-properties style:font-name="Calibri" fo:font-size="12pt" style:text-underline-style="none" fo:font-weight="bold" style:font-size-asian="12pt" style:font-weight-asian="bold" style:font-size-complex="12pt" style:font-weight-complex="bold"/>
    </style:style>
    <style:style style:name="P52" style:family="paragraph" style:parent-style-name="Standard" style:list-style-name="L8">
      <style:paragraph-properties fo:margin-left="0.7083in" fo:margin-right="0.1965in" fo:text-align="start" style:justify-single-word="false" fo:text-indent="-0.4583in" style:auto-text-indent="false">
        <style:tab-stops>
          <style:tab-stop style:position="-0.302in"/>
        </style:tab-stops>
      </style:paragraph-properties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53" style:family="paragraph" style:parent-style-name="Standard" style:list-style-name="L8">
      <style:paragraph-properties fo:margin-left="0.7083in" fo:margin-right="0.0209in" fo:text-align="start" style:justify-single-word="false" fo:text-indent="-0.4583in" style:auto-text-indent="false">
        <style:tab-stops>
          <style:tab-stop style:position="-0.302in"/>
        </style:tab-stops>
      </style:paragraph-properties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54" style:family="paragraph" style:parent-style-name="Standard" style:list-style-name="L8">
      <style:paragraph-properties fo:margin-left="0.7083in" fo:margin-right="0.0209in" fo:text-align="start" style:justify-single-word="false" fo:text-indent="-0.4583in" style:auto-text-indent="false">
        <style:tab-stops>
          <style:tab-stop style:position="-0.302in"/>
        </style:tab-stops>
      </style:paragraph-properties>
      <style:text-properties style:font-name="Calibri" fo:font-size="11pt" style:text-underline-style="none" fo:font-weight="normal" officeooo:rsid="000f9167" officeooo:paragraph-rsid="000f9167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margin-left="0.2398in" fo:margin-right="0.1965in" fo:text-align="end" style:justify-single-word="false" fo:text-indent="0in" style:auto-text-indent="false">
        <style:tab-stops>
          <style:tab-stop style:position="0.1874in"/>
        </style:tab-stops>
      </style:paragraph-properties>
      <style:text-properties style:font-name="Calibri" fo:font-size="6pt" style:text-underline-style="solid" style:text-underline-width="auto" style:text-underline-color="font-color" fo:font-weight="bold" officeooo:paragraph-rsid="001097fb" style:font-size-asian="5.25pt" style:font-weight-asian="bold" style:font-size-complex="6pt" style:font-weight-complex="bold"/>
    </style:style>
    <style:style style:name="P56" style:family="paragraph" style:parent-style-name="Standard">
      <style:paragraph-properties fo:text-align="center" style:justify-single-word="false" fo:background-color="transparent" fo:padding="0.0291in" fo:border-left="none" fo:border-right="none" fo:border-top="none" fo:border-bottom="0.06pt solid #000000" style:join-border="false">
        <style:background-image/>
      </style:paragraph-properties>
      <style:text-properties style:font-name="Calibri" fo:font-size="6pt" fo:font-weight="bold" officeooo:paragraph-rsid="001097fb" style:font-size-asian="5.25pt" style:font-weight-asian="bold" style:font-size-complex="6pt" style:font-weight-complex="bold"/>
    </style:style>
    <style:style style:name="P57" style:family="paragraph" style:parent-style-name="Standard">
      <style:paragraph-properties fo:text-align="center" style:justify-single-word="false" fo:background-color="#c8dcc8" fo:padding="0.0291in" fo:border-left="none" fo:border-right="none" fo:border-top="none" fo:border-bottom="0.06pt solid #000000" style:join-border="false">
        <style:background-image/>
      </style:paragraph-properties>
      <style:text-properties fo:color="#1c2b00" style:font-name="Calibri" fo:font-size="14pt" fo:font-weight="bold" officeooo:paragraph-rsid="001097fb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Calibri" fo:font-size="2pt" fo:font-weight="bold" style:font-size-asian="1.75pt" style:font-weight-asian="bold" style:font-size-complex="2pt" style:font-weight-complex="bold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f9167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Calibri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style:font-name="Calibri" fo:font-weight="normal" style:font-weight-asian="normal" style:font-weight-complex="normal"/>
    </style:style>
    <style:style style:name="T12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5" style:family="text">
      <style:text-properties style:font-name="Calibri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19" style:family="text">
      <style:text-properties fo:font-size="11pt" style:text-underline-style="none" style:font-size-asian="11pt" style:font-size-complex="11pt"/>
    </style:style>
    <style:style style:name="T20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1" style:family="text"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T22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color="#000000" style:font-name="Calibri" fo:font-size="12pt" style:text-underline-style="none" fo:font-weight="bold" style:font-size-asian="12pt" style:font-weight-asian="bold" style:font-size-complex="12pt" style:font-weight-complex="bold"/>
    </style:style>
    <style:style style:name="T24" style:family="text">
      <style:text-properties fo:color="#1c2b00"/>
    </style:style>
    <style:style style:name="T25" style:family="text">
      <style:text-properties fo:color="#1c2b00" style:font-name="Calibri" fo:font-size="12pt" style:font-size-asian="10.5pt" style:font-size-complex="12pt"/>
    </style:style>
    <style:style style:name="T26" style:family="text">
      <style:text-properties fo:color="#1c2b00" style:font-name="Calibri" fo:font-size="12pt" officeooo:rsid="001097fb" style:font-size-asian="10.5pt" style:font-size-complex="12pt"/>
    </style:style>
    <style:style style:name="T27" style:family="text">
      <style:text-properties fo:color="#1c2b00" style:font-name="Calibri" fo:font-size="12pt" fo:font-weight="normal" style:font-size-asian="10.5pt" style:font-weight-asian="normal" style:font-size-complex="12pt" style:font-weight-complex="normal"/>
    </style:style>
    <style:style style:name="T28" style:family="text">
      <style:text-properties fo:color="#1c2b00" style:font-name="Calibri" fo:font-size="12pt" fo:font-weight="bold" style:font-size-asian="10.5pt" style:font-weight-asian="bold" style:font-size-complex="12pt" style:font-weight-complex="bold"/>
    </style:style>
    <style:style style:name="T29" style:family="text">
      <style:text-properties fo:color="#1c2b00" style:font-name="Calibri" fo:font-size="32pt" style:font-size-asian="32pt" style:font-size-complex="32pt"/>
    </style:style>
    <style:style style:name="T30" style:family="text">
      <style:text-properties fo:color="#1c2b00" style:font-name="Calibri" fo:font-size="16pt" fo:font-weight="bold" style:font-size-asian="16pt" style:font-weight-asian="bold" style:font-size-complex="16pt" style:font-weight-complex="bold"/>
    </style:style>
    <style:style style:name="T31" style:family="text">
      <style:text-properties fo:color="#1c2b00" style:font-name="Calibri" fo:font-size="16pt" fo:font-weight="normal" style:font-size-asian="16pt" style:font-weight-asian="normal" style:font-size-complex="16pt" style:font-weight-complex="normal"/>
    </style:style>
    <style:style style:name="T32" style:family="text">
      <style:text-properties fo:color="#1c2b00" officeooo:rsid="001097fb"/>
    </style:style>
    <style:style style:name="T33" style:family="text">
      <style:text-properties fo:color="#1c2b00" style:font-name="Calibri"/>
    </style:style>
    <style:style style:name="T34" style:family="text">
      <style:text-properties fo:color="#1c2b00" style:font-name="Calibri" fo:font-size="12pt" style:font-size-asian="10.5pt" style:font-size-complex="12pt"/>
    </style:style>
    <style:style style:name="T35" style:family="text">
      <style:text-properties fo:color="#1c2b00" style:font-name="Calibri" fo:font-size="12pt" fo:font-weight="normal" style:font-size-asian="10.5pt" style:font-weight-asian="normal" style:font-size-complex="12pt" style:font-weight-complex="normal"/>
    </style:style>
    <style:style style:name="T36" style:family="text">
      <style:text-properties fo:color="#1c2b00" style:font-name="Calibri" officeooo:rsid="001097fb"/>
    </style:style>
    <style:style style:name="T37" style:family="text">
      <style:text-properties fo:color="#1c2b00" style:font-name="Calibri" fo:font-size="16pt" fo:font-weight="bold" style:font-size-asian="16pt" style:font-weight-asian="bold" style:font-size-complex="16pt" style:font-weight-complex="bold"/>
    </style:style>
    <style:style style:name="T38" style:family="text">
      <style:text-properties fo:color="#1c2b00" style:font-name="Calibri" fo:font-size="16pt" fo:font-weight="bold" officeooo:rsid="001097fb" style:font-size-asian="16pt" style:font-weight-asian="bold" style:font-size-complex="16pt" style:font-weight-complex="bold"/>
    </style:style>
    <style:style style:name="T39" style:family="text">
      <style:text-properties fo:color="#1c2b00" style:font-name="Calibri" fo:font-size="16pt" fo:font-weight="normal" style:font-size-asian="16pt" style:font-weight-asian="normal" style:font-size-complex="16pt" style:font-weight-complex="normal"/>
    </style:style>
    <style:style style:name="T40" style:family="text">
      <style:text-properties fo:color="#1c2b00" style:font-name="Calibri" fo:font-weight="bold" officeooo:rsid="001097fb" style:font-weight-asian="bold" style:font-weight-complex="bold"/>
    </style:style>
    <style:style style:name="T41" style:family="text">
      <style:text-properties fo:color="#1c2b00" style:font-name="Calibri" fo:font-size="13pt" style:font-size-asian="13pt" style:font-size-complex="13pt"/>
    </style:style>
    <style:style style:name="T42" style:family="text">
      <style:text-properties fo:color="#1c2b00" style:font-name="Calibri" fo:font-size="13pt" fo:font-weight="bold" officeooo:rsid="001097fb" style:font-size-asian="13pt" style:font-weight-asian="bold" style:font-size-complex="13pt" style:font-weight-complex="bold"/>
    </style:style>
    <style:style style:name="T43" style:family="text">
      <style:text-properties fo:color="#1c2b00" style:font-name="Calibri" fo:font-size="14pt" fo:font-weight="bold" officeooo:rsid="001097fb" style:font-size-asian="14pt" style:font-weight-asian="bold" style:font-size-complex="14pt" style:font-weight-complex="bold"/>
    </style:style>
    <style:style style:name="T44" style:family="text">
      <style:text-properties fo:color="#1c2b00" style:font-name="Calibri" fo:font-size="15pt" fo:font-weight="bold" officeooo:rsid="001097fb" style:font-size-asian="15pt" style:font-weight-asian="bold" style:font-size-complex="15pt" style:font-weight-complex="bold"/>
    </style:style>
    <style:style style:name="T45" style:family="text">
      <style:text-properties fo:color="#1c2b00" fo:font-size="12pt" style:font-size-asian="10.5pt" style:font-size-complex="12pt"/>
    </style:style>
    <style:style style:name="T46" style:family="text">
      <style:text-properties fo:color="#1c2b00" fo:font-size="12pt" officeooo:rsid="001097fb" style:font-size-asian="10.5pt" style:font-size-complex="12pt"/>
    </style:style>
    <style:style style:name="T47" style:family="text">
      <style:text-properties fo:color="#1c2b00" fo:font-size="12pt" fo:font-weight="normal" style:font-size-asian="10.5pt" style:font-weight-asian="normal" style:font-size-complex="12pt" style:font-weight-complex="normal"/>
    </style:style>
    <style:style style:name="T48" style:family="text">
      <style:text-properties fo:color="#1c2b00" fo:font-size="12pt" fo:font-weight="bold" officeooo:rsid="001097fb" style:font-size-asian="10.5pt" style:font-weight-asian="bold" style:font-size-complex="12pt" style:font-weight-complex="bold"/>
    </style:style>
    <style:style style:name="T49" style:family="text">
      <style:text-properties officeooo:rsid="000f9167"/>
    </style:style>
    <style:style style:name="T50" style:family="text">
      <style:text-properties officeooo:rsid="001097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811in" fo:text-indent="-0.25in" fo:margin-left="0.48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311in" fo:text-indent="-0.25in" fo:margin-left="0.73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811in" fo:text-indent="-0.25in" fo:margin-left="0.98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311in" fo:text-indent="-0.25in" fo:margin-left="1.2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811in" fo:text-indent="-0.25in" fo:margin-left="1.48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311in" fo:text-indent="-0.25in" fo:margin-left="1.73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811in" fo:text-indent="-0.25in" fo:margin-left="1.98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311in" fo:text-indent="-0.25in" fo:margin-left="2.2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811in" fo:text-indent="-0.25in" fo:margin-left="2.48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311in" fo:text-indent="-0.25in" fo:margin-left="2.7311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811in" fo:text-indent="-0.25in" fo:margin-left="0.48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311in" fo:text-indent="-0.25in" fo:margin-left="0.73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811in" fo:text-indent="-0.25in" fo:margin-left="0.98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311in" fo:text-indent="-0.25in" fo:margin-left="1.2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811in" fo:text-indent="-0.25in" fo:margin-left="1.48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311in" fo:text-indent="-0.25in" fo:margin-left="1.73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811in" fo:text-indent="-0.25in" fo:margin-left="1.98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311in" fo:text-indent="-0.25in" fo:margin-left="2.2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811in" fo:text-indent="-0.25in" fo:margin-left="2.48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311in" fo:text-indent="-0.25in" fo:margin-left="2.7311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29">Sean Hughes</text:span><text:span text:style-name="T24"><text:line-break/></text:span><text:span text:style-name="T25">Redmond, WA</text:span><text:span text:style-name="T24"><text:tab/><text:tab/> <text:s text:c="19"/></text:span><text:span text:style-name="T30">Game Designer<text:tab/> <text:s text:c="19"/></text:span><text:span text:style-name="T31"><text:s text:c="4"/></text:span><text:span text:style-name="T27">www.sprhughes.com</text:span></text:p>
      <text:p text:style-name="P42"><text:span text:style-name="T25">(720) 382-6052<text:tab/><text:tab/><text:tab/><text:tab/><text:tab/><text:tab/><text:tab/><text:tab/><text:tab/> <text:s text:c="2"/></text:span><text:span text:style-name="T27">sprhughes@gmail.com</text:span></text:p>
      <text:p text:style-name="P58"/>
      <text:p text:style-name="P8">Profile</text:p>
      <text:list xml:id="list32736647" text:style-name="L1">
        <text:list-item>
          <text:p text:style-name="P27">Seeking <text:span text:style-name="T49">game design or design</text:span><text:span text:style-name="T6"> production position. Available as intern, contractor, or full-time.</text:span></text:p>
        </text:list-item>
        <text:list-item>
          <text:p text:style-name="P38"><text:span text:style-name="T11">Have one shipped casual PC title, </text:span><text:span text:style-name="T12">Roller Coaster Rampage, </text:span><text:span text:style-name="T13">and two student games.</text:span></text:p>
        </text:list-item>
        <text:list-item>
          <text:p text:style-name="P33">Worked on teams of 3 to 17, with devs, designers, artists, musicians, &amp; producers.</text:p>
        </text:list-item>
        <text:list-item>
          <text:p text:style-name="P33">Excellent prototyper.</text:p>
          <text:list>
            <text:list-item>
              <text:p text:style-name="P33">Design process revolves around rapid prototyping, playtesting and iteration.</text:p>
            </text:list-item>
            <text:list-item>
              <text:p text:style-name="P33">Learned scripting and programming to implement features when no devs are available. </text:p>
            </text:list-item>
            <text:list-item>
              <text:p text:style-name="P34">Created dozens of prototypes using paper, Unity, and Flash to test game mechanics.</text:p>
            </text:list-item>
          </text:list>
        </text:list-item>
        <text:list-item>
          <text:p text:style-name="P33">Good at working within technical, creative, and scheduling constraints. </text:p>
        </text:list-item>
        <text:list-item>
          <text:p text:style-name="P33">Quickly adapts to existing team structures and management styles. <text:span text:style-name="T6"><text:s text:c="5"/></text:span></text:p>
        </text:list-item>
      </text:list>
      <text:p text:style-name="P12"/>
      <text:p text:style-name="P20">Skills</text:p>
      <text:p text:style-name="P4"/>
      <text:list xml:id="list32735342" text:style-name="L2">
        <text:list-header>
          <text:p text:style-name="P44"><text:span text:style-name="T18">Design. </text:span><text:span text:style-name="T19">Content design, UX design, level design. <text:s text:c="6"/></text:span><text:span text:style-name="T18">Methodologies</text:span><text:span text:style-name="T19">. <text:s/>Basic scrum, modified waterfall.</text:span></text:p>
        </text:list-header>
      </text:list>
      <text:p text:style-name="P13"><text:span text:style-name="T22">Prototyping. </text:span><text:span text:style-name="T21">Paper, wireframes, Flash, Unity. <text:s/></text:span><text:span text:style-name="T19"><text:tab/> <text:s text:c="7"/></text:span><text:span text:style-name="T18">Leadership</text:span><text:span text:style-name="T19">. Natural and frequent assistant leader.</text:span></text:p>
      <text:p text:style-name="P21"><text:span text:style-name="T18">Languages.</text:span><text:span text:style-name="T19"> Python, C#, C++, ActionScript 3.0. <text:s text:c="11"/></text:span><text:span text:style-name="T18">Writing &amp; editing. </text:span><text:span text:style-name="T19">GDDs, One-pagers, player handbooks.</text:span></text:p>
      <text:p text:style-name="P14"><text:span text:style-name="T19">Engines.</text:span><text:span text:style-name="T20"> Unity 3D, Flash, custom 3D, Unreal editor. <text:s text:c="2"/></text:span><text:span text:style-name="T19">Art &amp; modeling. </text:span><text:span text:style-name="T20">3ds Max, Photoshop, Flash.</text:span></text:p>
      <text:p text:style-name="P7"/>
      <text:p text:style-name="P23">Employment</text:p>
      <text:p text:style-name="P1"/>
      <text:list xml:id="list32742055" text:style-name="L3">
        <text:list-item>
          <text:list>
            <text:list-header>
              <text:p text:style-name="P45"><text:span text:style-name="T3">Game Designer (contractor)</text:span><text:span text:style-name="T6"><text:tab/> <text:s text:c="2"/><text:tab/></text:span><text:span text:style-name="T3">Pantera Entertainment</text:span><text:span text:style-name="T6"><text:tab/>Mar 2012 – Jun 2012</text:span></text:p>
              <text:list>
                <text:list-item>
                  <text:list>
                    <text:list-item>
                      <text:p text:style-name="P46">Designer for the systems and UI on <text:span text:style-name="T16">Roller Coaster Rampage, </text:span>a 3D single-player casual PC title.</text:p>
                    </text:list-item>
                    <text:list-item>
                      <text:p text:style-name="P46">Game shipped on Steam in June 2012.</text:p>
                    </text:list-item>
                    <text:list-item>
                      <text:p text:style-name="P46">Worked with a team of 4 designers, 1 dev, and 10 artists, using a custom-built engine.</text:p>
                    </text:list-item>
                    <text:list-item>
                      <text:p text:style-name="P48">Designed the system for scoring and leaderboards.</text:p>
                    </text:list-item>
                    <text:list-item>
                      <text:p text:style-name="P46">Designed the energy system for acceleration and braking.</text:p>
                    </text:list-item>
                    <text:list-item>
                      <text:p text:style-name="P46">Overhauled the game's HUD and all menus.</text:p>
                    </text:list-item>
                    <text:list-item>
                      <text:p text:style-name="P46">Created UI wireframes and built all final UI art assets in Photoshop.</text:p>
                    </text:list-item>
                  </text:list>
                </text:list-item>
                <text:list-item>
                  <text:p text:style-name="P47">Facilitated weekly playtests, collected metrics, and made appropriate design changes.</text:p>
                </text:list-item>
                <text:list-item>
                  <text:p text:style-name="P46">Directly increased player satisfaction with the game from 40% to 70%. </text:p>
                </text:list-item>
              </text:list>
            </text:list-header>
          </text:list>
        </text:list-item>
      </text:list>
      <text:p text:style-name="P3"/>
      <text:p text:style-name="P17"/>
      <text:p text:style-name="P9">Project Experience</text:p>
      <text:p text:style-name="P16"/>
      <text:p text:style-name="P15"><text:span text:style-name="T1">Lead Designer/Dev</text:span><text:span text:style-name="T2"><text:tab/> <text:s text:c="10"/><text:tab/> <text:tab/></text:span><text:span text:style-name="T1">Team Ozone at DigiPen</text:span><text:span text:style-name="T2"><text:tab/><text:tab/>Aug 2012 – April 2013</text:span></text:p>
      <text:list xml:id="list32739180" text:style-name="L4">
        <text:list-item>
          <text:p text:style-name="P39"><text:span text:style-name="T14">Lead designer on </text:span><text:span text:style-name="T15">Aztech, </text:span><text:span text:style-name="T14">a 3D multiplayer PC arena brawler with a futuristic Aztec/sci-fi theme.</text:span></text:p>
        </text:list-item>
        <text:list-item>
          <text:p text:style-name="P28">Worked on a multidisciplinary team of 16 people for 9 months, using a custom-built C++ engine.</text:p>
        </text:list-item>
        <text:list-item>
          <text:p text:style-name="P29">Created and maintained the GDD.</text:p>
        </text:list-item>
        <text:list-item>
          <text:p text:style-name="P29">Managed the design team and oversaw the project's design direction.</text:p>
        </text:list-item>
        <text:list-item>
          <text:p text:style-name="P28">Prototyped the game in Unity to test gameplay early on, while developers were building the engine.</text:p>
        </text:list-item>
        <text:list-item>
          <text:p text:style-name="P29">Programmed logic for the scoring, UX, and HUD.</text:p>
        </text:list-item>
        <text:list-item>
          <text:p text:style-name="P49">Programmed gameplay logic for levels, enemies, environmental animations, some traps, some player-controller code, character-tracking spotlights, visual feedback, and a dynamically changing arena. </text:p>
        </text:list-item>
        <text:list-item>
          <text:p text:style-name="P29">Created and instantiated textures, particles, UX assets, and models.</text:p>
        </text:list-item>
        <text:list-item>
          <text:p text:style-name="P40">Designed and built a scoring system for both for Team and Free-For-all matches. </text:p>
        </text:list-item>
        <text:list-item>
          <text:p text:style-name="P30">Directly increased player satisfaction player satisfaction from 55% to 85%.</text:p>
        </text:list-item>
      </text:list>
      <text:p text:style-name="P41"><text:soft-page-break/><text:span text:style-name="T25">Redm</text:span><text:span text:style-name="T25">ond, WA</text:span><text:span text:style-name="T33"><text:tab/><text:tab/> <text:s text:c="21"/></text:span><text:span text:style-name="T41"><text:s/></text:span><text:span text:style-name="T38">Sean Hughes</text:span><text:span text:style-name="T30"><text:tab/> <text:s text:c="13"/><text:tab/> <text:s text:c="4"/></text:span><text:span text:style-name="T27">www.sprhughes.com</text:span></text:p>
      <text:p text:style-name="P43"><text:span text:style-name="T45">(720) 382-6052<text:tab/><text:tab/><text:tab/> <text:s text:c="11"/></text:span><text:span text:style-name="T48">Game Designer</text:span><text:span text:style-name="T45"><text:tab/> <text:s text:c="5"/><text:tab/><text:tab/> <text:s text:c="2"/></text:span><text:span text:style-name="T47">sprhughes@gmail.com</text:span></text:p>
      <text:p text:style-name="P56"/>
      <text:p text:style-name="P57">Project Experience, <text:span text:style-name="T50">Continued</text:span></text:p>
      <text:p text:style-name="P55"/>
      <text:p text:style-name="P15"><text:span text:style-name="T1">Game Designer/Dev</text:span><text:span text:style-name="T2"><text:tab/> <text:s text:c="10"/><text:tab/> <text:tab/></text:span><text:span text:style-name="T1">Solo Project at DigiPen</text:span><text:span text:style-name="T2"><text:tab/><text:tab/>Nov 2011 – March 2013</text:span></text:p>
      <text:list xml:id="list33193149" text:continue-numbering="true" text:style-name="L4">
        <text:list-item>
          <text:p text:style-name="P28">Sole designer, artist, and programmer on <text:span text:style-name="T16">LetterShift, </text:span><text:span text:style-name="T17">a 2D single-player PC casual word game.</text:span></text:p>
        </text:list-item>
        <text:list-item>
          <text:p text:style-name="P28">Designed and built a word game in Zero Engine, a proprietary Unity-like C++ engine.</text:p>
        </text:list-item>
        <text:list-item>
          <text:p text:style-name="P29">Playtested game mechanics early on using a physical Scrabble-tile prototype.</text:p>
        </text:list-item>
        <text:list-item>
          <text:p text:style-name="P29">Implemented a quick prototype in Python, then re-implemented with better player controls.</text:p>
        </text:list-item>
        <text:list-item>
          <text:p text:style-name="P40">Designed the game to have free-form mechanics, which created relaxing yet engaging gameplay.</text:p>
        </text:list-item>
        <text:list-item>
          <text:p text:style-name="P29">Game was popular with playtesters, with an average play session of 5 to 20 minutes.</text:p>
        </text:list-item>
      </text:list>
      <text:p text:style-name="P26"/>
      <text:p text:style-name="P10"><text:span text:style-name="T4">Game Designer/Dev</text:span><text:span text:style-name="T7"><text:tab/><text:tab/> <text:s text:c="2"/></text:span><text:span text:style-name="T4"><text:s/></text:span><text:span text:style-name="T5">5</text:span><text:span text:style-name="T4"> Individual Solo Projects at DigiPen</text:span><text:span text:style-name="T7"><text:tab/>Sept 2011 – May 2012</text:span></text:p>
      <text:list xml:id="list32733764" text:style-name="L5">
        <text:list-item>
          <text:p text:style-name="P36">Sole designer, artist, and programmer on <text:span text:style-name="T49">5</text:span> game prototypes, each within a 4-week development cycle.</text:p>
        </text:list-item>
        <text:list-item>
          <text:p text:style-name="P36">Designed and built platformer, top-down shooter, strategy, and RPG prototypes.</text:p>
        </text:list-item>
        <text:list-item>
          <text:p text:style-name="P36">Learned to use DigiPen's proprietary Zero Engine and the Python scripting language in 2 weeks.</text:p>
        </text:list-item>
        <text:list-item>
          <text:p text:style-name="P36">Iterated upon game design based on feedback collected from 10-20 weekly playtest subjects.</text:p>
        </text:list-item>
      </text:list>
      <text:p text:style-name="P6"/>
      <text:p text:style-name="P24">School Employment</text:p>
      <text:list xml:id="list32728061" text:style-name="L6">
        <text:list-header>
          <text:p text:style-name="P50"/>
        </text:list-header>
      </text:list>
      <text:p text:style-name="P18"><text:span text:style-name="T10">Game Design Instructor</text:span><text:span text:style-name="T9"><text:tab/> <text:s text:c="6"/></text:span><text:span text:style-name="T10">DigiPen Institute of Technology</text:span><text:span text:style-name="T9"><text:tab/></text:span><text:span text:style-name="T23">Jun 2011 – Dec 2012</text:span></text:p>
      <text:list xml:id="list32724740" text:style-name="L7">
        <text:list-item>
          <text:p text:style-name="P31">Instructor of Game Design for DigiPen's ProjectFUN summer workshops for kids aged 12 to 17.</text:p>
        </text:list-item>
        <text:list-item>
          <text:p text:style-name="P31">Taught both traditional game design and digital game design in groups of 10 to 25.</text:p>
        </text:list-item>
        <text:list-item>
          <text:p text:style-name="P31">Taught game design concepts and techniques, including theory, history, prototyping, and iteration.</text:p>
        </text:list-item>
        <text:list-item>
          <text:p text:style-name="P31">Taught <text:span text:style-name="T49">basic proficiency with </text:span>3ds Max and Unity.</text:p>
        </text:list-item>
        <text:list-item>
          <text:p text:style-name="P31">Provided individual detailed feedback on student game quality on a weekly basis.</text:p>
        </text:list-item>
        <text:list-item>
          <text:p text:style-name="P35">Promoted <text:span text:style-name="T49">from Activities Coordinator to Instructor </text:span>after<text:span text:style-name="T49"> period of</text:span> 3 months. Was one of only 4 (out of 35) instructors kept on year-round.</text:p>
        </text:list-item>
      </text:list>
      <text:p text:style-name="P2"/>
      <text:p text:style-name="P19"><text:span text:style-name="T10">Teachers Assistant</text:span><text:span text:style-name="T8"><text:tab/> <text:s/><text:tab/> <text:s text:c="5"/></text:span><text:span text:style-name="T10">DigiPen Institute of Technology</text:span><text:span text:style-name="T9"><text:tab/></text:span><text:span text:style-name="T23">Sept 2011 – </text:span><text:span text:style-name="T23">P</text:span><text:span text:style-name="T23">resent</text:span></text:p>
      <text:list xml:id="list33185287" text:continue-numbering="true" text:style-name="L7">
        <text:list-item>
          <text:p text:style-name="P31">TA for Game Projects I, Advanced Scripting II, and 2D Level Design II (Prototyping).</text:p>
        </text:list-item>
        <text:list-item>
          <text:p text:style-name="P32">Assisted students with both technical scripting and game design.</text:p>
        </text:list-item>
        <text:list-item>
          <text:p text:style-name="P37">Commended <text:span text:style-name="T49">by students</text:span> for helpfulness and approachability.</text:p>
        </text:list-item>
      </text:list>
      <text:p text:style-name="P6"/>
      <text:p text:style-name="P25">Education</text:p>
      <text:p text:style-name="P5"/>
      <text:list xml:id="list32743560" text:style-name="L8">
        <text:list-header>
          <text:p text:style-name="P51"><text:span text:style-name="T3">Bachelor of Arts in Game Design</text:span> <text:s text:c="3"/><text:span text:style-name="T3">DigiPen Institute of Technology</text:span><text:tab/>May 2014 </text:p>
        </text:list-header>
        <text:list-item>
          <text:p text:style-name="P52">Elected BAGD Student Representative for 3 years running.</text:p>
        </text:list-item>
        <text:list-item>
          <text:p text:style-name="P53">Member of the Game Playtesting Club, Game Design Club, and Alternate Reality Club.</text:p>
        </text:list-item>
      </text:list>
      <text:p text:style-name="P6"/>
      <text:p text:style-name="P11">Volunteer Experience</text:p>
      <text:p text:style-name="P22"/>
      <text:list xml:id="list33182490" text:continue-numbering="true" text:style-name="L8">
        <text:list-header>
          <text:p text:style-name="P51"><text:span text:style-name="T3">Conference Associate</text:span> <text:s text:c="20"/><text:span text:style-name="T3">Game Developer's Conference</text:span><text:tab/>March 2013 </text:p>
        </text:list-header>
        <text:list-item>
          <text:p text:style-name="P52">Volunteered to assist with GDC <text:span text:style-name="T49">setup, preparation and operation. </text:span></text:p>
        </text:list-item>
        <text:list-item>
          <text:p text:style-name="P54">Performed any required duties, including helping attendees and facilitating an open board game area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6in" fo:margin-left="0.7in" fo:margin-right="0.7in" fo:border="none" fo:padding="0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Hughes</meta:initial-creator>
    <meta:creation-date>2012-01-13T13:29:05.12</meta:creation-date>
    <dc:date>2013-04-21T13:05:15.66</dc:date>
    <meta:editing-duration>PT12H58M23S</meta:editing-duration>
    <meta:editing-cycles>78</meta:editing-cycles>
    <meta:generator>LibreOffice/3.6$Windows_x86 LibreOffice_project/58f22d5-270d05a-e2abed1-ea17a85-9b5702</meta:generator>
    <meta:print-date>2013-04-18T10:57:54.86</meta:print-date>
    <meta:document-statistic meta:table-count="0" meta:image-count="0" meta:object-count="0" meta:page-count="2" meta:paragraph-count="75" meta:word-count="827" meta:character-count="5537" meta:non-whitespace-character-count="4592"/>
  </office:meta>
</office:document-meta>
</file>